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SFMono-Regular" svg:font-family="SFMono-Regular, Consolas, 'Liberation Mono', Menl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0b436" officeooo:paragraph-rsid="0010b436"/>
    </style:style>
    <style:style style:name="P2" style:family="paragraph" style:parent-style-name="Text_20_body">
      <style:text-properties officeooo:rsid="00138d8c" officeooo:paragraph-rsid="00138d8c"/>
    </style:style>
    <style:style style:name="P3" style:family="paragraph" style:parent-style-name="Text_20_body">
      <style:text-properties officeooo:rsid="0014f236" officeooo:paragraph-rsid="0014f236"/>
    </style:style>
    <style:style style:name="P4" style:family="paragraph" style:parent-style-name="Text_20_body">
      <style:text-properties officeooo:rsid="0014f236" officeooo:paragraph-rsid="0016cfc5"/>
    </style:style>
    <style:style style:name="P5" style:family="paragraph" style:parent-style-name="Text_20_body">
      <style:text-properties officeooo:rsid="0016cfc5" officeooo:paragraph-rsid="0016cfc5"/>
    </style:style>
    <style:style style:name="P6" style:family="paragraph" style:parent-style-name="Text_20_body">
      <style:text-properties officeooo:rsid="0016cfc5" officeooo:paragraph-rsid="00222eaf"/>
    </style:style>
    <style:style style:name="P7" style:family="paragraph" style:parent-style-name="Text_20_body">
      <style:text-properties officeooo:rsid="0016de56" officeooo:paragraph-rsid="0016de56"/>
    </style:style>
    <style:style style:name="P8" style:family="paragraph" style:parent-style-name="Text_20_body">
      <style:text-properties officeooo:rsid="0018d38e" officeooo:paragraph-rsid="0018d38e"/>
    </style:style>
    <style:style style:name="P9" style:family="paragraph" style:parent-style-name="Text_20_body">
      <style:text-properties officeooo:rsid="0018ea27" officeooo:paragraph-rsid="0018ea27"/>
    </style:style>
    <style:style style:name="P10" style:family="paragraph" style:parent-style-name="Text_20_body">
      <style:text-properties officeooo:rsid="0019bfe4" officeooo:paragraph-rsid="0019bfe4"/>
    </style:style>
    <style:style style:name="P11" style:family="paragraph" style:parent-style-name="Text_20_body">
      <style:text-properties officeooo:rsid="001b3df4" officeooo:paragraph-rsid="001b3df4"/>
    </style:style>
    <style:style style:name="P12" style:family="paragraph" style:parent-style-name="Text_20_body">
      <style:text-properties officeooo:rsid="001bcec8" officeooo:paragraph-rsid="001bcec8"/>
    </style:style>
    <style:style style:name="P13" style:family="paragraph" style:parent-style-name="Text_20_body">
      <style:text-properties officeooo:rsid="001d642a" officeooo:paragraph-rsid="001d642a"/>
    </style:style>
    <style:style style:name="P14" style:family="paragraph" style:parent-style-name="Text_20_body">
      <style:text-properties officeooo:rsid="001ee5b0" officeooo:paragraph-rsid="001ee5b0"/>
    </style:style>
    <style:style style:name="P15" style:family="paragraph" style:parent-style-name="Text_20_body">
      <style:text-properties officeooo:rsid="001fe47c" officeooo:paragraph-rsid="001fe47c"/>
    </style:style>
    <style:style style:name="P16" style:family="paragraph" style:parent-style-name="Text_20_body">
      <style:text-properties officeooo:rsid="00222eaf" officeooo:paragraph-rsid="00222eaf"/>
    </style:style>
    <style:style style:name="T1" style:family="text">
      <style:text-properties officeooo:rsid="0010b436"/>
    </style:style>
    <style:style style:name="T2" style:family="text">
      <style:text-properties officeooo:rsid="0011870c"/>
    </style:style>
    <style:style style:name="T3" style:family="text">
      <style:text-properties officeooo:rsid="0015b395"/>
    </style:style>
    <style:style style:name="T4" style:family="text">
      <style:text-properties officeooo:rsid="0016cfc5"/>
    </style:style>
    <style:style style:name="T5" style:family="text">
      <style:text-properties officeooo:rsid="0016de56"/>
    </style:style>
    <style:style style:name="T6" style:family="text">
      <style:text-properties officeooo:rsid="001b3df4"/>
    </style:style>
    <style:style style:name="T7" style:family="text">
      <style:text-properties officeooo:rsid="001d642a"/>
    </style:style>
    <style:style style:name="T8" style:family="text">
      <style:text-properties officeooo:rsid="0021bec2"/>
    </style:style>
    <style:style style:name="T9" style:family="text">
      <style:text-properties officeooo:rsid="00222e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i<text:span text:style-name="T1">š</text:span>kvork<text:span text:style-name="T8">ové AI PyŠkvor</text:span></text:p>
      <text:p text:style-name="Text_20_body"/>
      <text:p text:style-name="P1">Jako téma zápočtového programu jsem si vybral piškvorky. <text:span text:style-name="T2">Můj</text:span> program bude umožňovat uživateli hrát proti piškvorkovému algoritmu <text:span text:style-name="T8">PyŠkvorovi</text:span>. Samotná partie bude probíhat v jednoduchém user-interface vytvořeném pomocí knihovny Pygame. K propočtu variant při hře nebude AI používat klasický minimax, ale upravený Monte Carlo Search. K upřesnění propočtu bude sloužit neuronová síť, která <text:s/>bude určovat na které tahy by se měl propočet zaměřit. Neuronová síť bude “trénována” pomocí supervised learning na odehraných partiích výkonných piškvorkových <text:span text:style-name="T8">programů</text:span>.</text:p>
      <text:p text:style-name="P1"/>
      <text:p text:style-name="P12">Zadání:</text:p>
      <text:p text:style-name="P12">Vytvořit program, který uživateli umožní hrát piškvorky na desce velikosti 15*15. Program by měl hrát alespoň na úrovni hospodského hráče. <text:span text:style-name="T7">Budou použita standartní pravidla piškvorek, kde vyhrává pouze řada přesně pěti kamenů. </text:span></text:p>
      <text:p text:style-name="P1"/>
      <text:p text:style-name="P2">Výběr algoritmu</text:p>
      <text:p text:style-name="P2">I když jsou piškvorky relativně jednoduchá hra, klasický minimax, který se používá u řady jiných her, si na nich vyláme zuby. Problém je v tom, že v piškvorkách má hráč vždy na výběr z obrovského množství tahů. Nemůžeme projít všechny existující možnosti, protože po pár tazích bude možností příliš. Například pokud hrajeme na desce 15*15 a chtěli bychom počítat pět tahů dopředu, museli bychom projít 225*224*223*222*221 = 551417630400 <text:span text:style-name="T8">tahů</text:span>. </text:p>
      <text:p text:style-name="P3">Z tohoto důvodu jsem se rozhodl použít variantu Monte Carlo Tree Search algoritmu (dále MCTS). Klasický MCTS je založený na náhodných rolloutech. Z dané pozice se vybírají náhodné tahy dokud partie nějak neskončí. Hodnota dané cesty je pak určena tím, kolikrát naše strana v náhodných rolloutech vyhrála. Tento přístup má ale své mouchy. Například v hrách, kde jeden tah v pozici vyhrává, zatímco veškeré ostatní prohrávají by nám náhodné rollouty mohly vracet velmi nepřesné odhady. Algoritmus by také nevěděl na jaké tahy se zaměřit jako první, takže by stejně musel do určité hloubky projít všechny, čímž se vracíme k problému s minimaxem. </text:p>
      <text:p text:style-name="P4">Zde přichází na řadu machine learning a neuronové sítě. <text:span text:style-name="T3">MCTS vylepšíme neuronovou sítí, která jako input vezme pozici a vrátí tahy, na které se má propočet zaměřit. Díky tomu stačí algoritmu projít jen zlomek variant a dojde ke stejnému výsledku. </text:span><text:span text:style-name="T4">Této </text:span><text:span text:style-name="T8">funkci budeme říkat </text:span><text:span text:style-name="T4">policy network.</text:span></text:p>
      <text:p text:style-name="P4"><text:span text:style-name="T3">Abychom se zbavili nepřesných rolloutů, vytvoříme další funkci, která nám odhadne hodnotu pozice okamžitě bez rolloutů. Původně jsem měl v plánu použít další neuronovou síť, ale nepodařilo se mi ji vytrénovat, tak aby se chovala slušně a vracela rozumné hodnoty. Proto mi nezbylo nic jiného, než value funkci naprogramovat “ručně” na základě atributů pozice. (Například kolik řad 4 kamenů mají jednotlivé strany).</text:span></text:p>
      <text:p text:style-name="P5">Tato verze MCTS je <text:span text:style-name="T8">inspirovaná projektem </text:span>AlphaZero, což je program, který dosáhl vysoké úrovně v GO, šachách a dalších deskových hrách.</text:p>
      <text:p text:style-name="P5"><text:soft-page-break/></text:p>
      <text:p text:style-name="P5">Machine learning</text:p>
      <text:p text:style-name="P6">Jak tedy <text:span text:style-name="T8">vytrénujeme</text:span> policy <text:span text:style-name="T8">network</text:span>? V AlphaZero bylo použito deep reinforcement learning, což je velmi zjednodušeně jeden obří pokus-omyl algoritmus. Neuronová síť byla inicializována s náhodnými weights (váha spojů mezi neurony). Další generace sítě byla vytvořena změněním některých weights. Pokud algoritmus používající tuto novou sít porazil algoritmus používající tu starou síť, <text:span text:style-name="T5">tak víme, že jsme síť vylepšili a necháme si ji. Pokud vyhraje ten starý algoritmus, novou síť zahodíme a pokusíme se weights upravit jinak. Tímto způsobem může algoritmus dosáhnout takřka perfektní hry, ale </text:span><text:span text:style-name="T9">k jeho vytrénování je potřeba obrovské množství výpočetní síly.</text:span><text:span text:style-name="T5"> </text:span><text:span text:style-name="T9">Trénování je tak</text:span><text:span text:style-name="T5"> náročné, že vytrénovat AlphaZero trvalo na superpočítači týdny. Já nemám doma superpočítač, takže tento způsob není vhodný.</text:span></text:p>
      <text:p text:style-name="P7">Funkci v <text:span text:style-name="T9">tomto</text:span> programu jsem vytrénoval pomocí supervised learning. Modelu jsem ukázal již odehrané piškvorkové partie, ať se z nich naučí <text:span text:style-name="T9">hrát.</text:span> Na internetu jsem našel databázi <text:span text:style-name="T9">her</text:span> z turnaje počítačů obsahující několik tisíc partií. Z partií jsem vytvořil dataset, který se skládá z jednotlivých pozic. Ke každé pozici je přiložený “label”, což je tah, který byl v dané pozici zahrán. Cílem je tedy, aby se naše neuronová sít naučila hrát jako tyto počítače, ale bez jakéhokoliv propočtu. </text:p>
      <text:p text:style-name="P8">Podobným způsobem jsem měl v plánu vytrénovat I value funkci, s tím rozdílem, že label pozice není jaký tah byl zahrán, ale jak partie později skončila. </text:p>
      <text:p text:style-name="P8"/>
      <text:p text:style-name="P9">Reprezentace pozice</text:p>
      <text:p text:style-name="P9">Pozici kamenů na desce jsem se rozhodl reprezentovat pomocí matice. Můj program hraje na 15*15 desce, takže k reprezentaci je potřeba 15*15 matice. Kameny začínající hráče jsou reprezentovány jedničkami, kameny druhého hráče minus jedničkami a prázdná pole nulami. K reprezezentování matic v Pythonu jsem použil knihovnu Numpy. Výhodou této reprezentace je, že ji můžeme použít rovnou I jako vstup pro neuronovou síť. (Knihovna Keras vyžaduje vstup v Numpy array). Díky násobení matic pak můžeme pozici jakkoliv otáčet, zrcadlově obracet nebo proh<text:span text:style-name="T9">azovat </text:span>barvy kamenů prostým vynásobením reprezentace minus jedničkou.</text:p>
      <text:p text:style-name="P10">Reprezentace tahu</text:p>
      <text:p text:style-name="P10">Provezení tahu v piškvorkách je prosté položení kamenu na <text:span text:style-name="T9">hrací desku</text:span>. Žádné již položené kameny se nikdy neodstraňují, <text:s/>což nám ulehčí práci. K provezení tahu je tedy potřeba trojice {řada, sloupec, barva kamene}. V Pythonu provezení tahu vypadá takto:</text:p>
      <text:p text:style-name="P10">hraci_deska[rada][sloupec] = <text:s/>barva_kamene</text:p>
      <text:p text:style-name="P10"/>
      <text:p text:style-name="P10">Struktura neuronové sítě</text:p>
      <text:p text:style-name="P10"/>
      <text:p text:style-name="P10">K piškorkové pozici se můžeme chovat stejně jako k jakémukoliv jinému obrázku. Představme si, že kolečka jsou modré pixely, krížky červené pixely a prázdná pole jsou černá. <text:span text:style-name="T9">Tím pádem </text:span><text:s/>můžeme policy function trénovat stejným způsobem jako se trénují modely například na rozpoznávání čísel nebo obličejů. </text:p>
      <text:p text:style-name="P16"><text:soft-page-break/>Hledání té nejlepší architektury neuronové sítě je vždy poněkud alchymie. V tomto projektu jsem po mnoha testech různých architektur použil síť, která<text:span text:style-name="T6"> se skládá ze dvou convulutional vrstev, jedné “klasické” vrstvy o 500 neuronech a outputem do 225 neuronů, kde každý neuron reprezentuje jeden možný tah. (Ve všech pozicích až na prázdnou desku bude míň než 225 možných tahů, takže policy function bude vracet nějaký output I k neproveditelným tahům, takže output musíme později ještě upravit.)</text:span></text:p>
      <text:p text:style-name="P11"/>
      <text:p text:style-name="P13">Static evaluation function</text:p>
      <text:p text:style-name="P13">Posláním této funkce je ohodnotit jak je pozice výhodná pro danou stranu. Jako input bere pozici a jaká strana je na tahu, jako output vrátí číslo mezi 0 a 1, kde 0 je naprosto prohraná pozice, 1 je vyhraná pozice a 0.5 vyrovnaná pozice. </text:p>
      <text:p text:style-name="P13">Abychom ohodnotili pozici, rozdělíme ji nejdříve na jednotlivé posloupnosti kamenů – všechny řádky, sloupce a diagonály. V každé poslopnosti potom vyhodnotíme kolik obsahuje jadnotlivých kombinací kamenů. K ohodnocení pozice nás budou zajímat hlavně kombinace 3 a 4 kamenů. Ty dále rozdělíme na kombinace uzavřené cizími kameny z obou stran, uzavřené z jedné strany a otevřené. Dále musíme vzít v potaz I jestli kombinace 4 kamenů nesousedí ob jedno prázdné pole s dalším kamenem té samé barvy, protože vyhrává pouze přesně 5 kamenů v řadě. </text:p>
      <text:p text:style-name="P14">Až najdeme všechny atributy pozice, najdeme rozdíl v počtu kombinací jednotlivých stran. Například pokud mají kolečka o 2 polootevřené kombinace 3 kamenů více než křížky atd. Každému typu kombinace přiřadíme váhu – kombinace 4 neohraničených kamenů bude mít větší váhu než kombinace 3 kamenů. Nyní stačí najít součet rozdílů všech atributů vynásobených jejich váhou, výsledek nacpat do scalovací funkce (já si vybral hyperbolický tan) a dostaneme číslo mezi 0 a 1.</text:p>
      <text:p text:style-name="P14">úryvek z kódu:</text:p>
      <text:p text:style-name="P14"/>
      <text:p text:style-name="P14"/>
      <text:p text:style-name="P14">Program:</text:p>
      <text:p text:style-name="P14">Program se skládá z několika Pythonových souborů. Soubor game_rules.py obsahuje veškerou piškvorkovou logiku a implementaci Monte Carlo Search. Soubor pygame_interface.py vytvoří jednoduché prostředí pro hraní piškvorek a umožní zadávání tahů pomocí kliku myší. </text:p>
      <text:p text:style-name="P15">K rozběhnutí programu potřebujeme ještě neuronovou sít, která je uložená v samostatné složce, ze které ji při spuštění načteme pomocí knihovny Keras. </text:p>
      <text:p text:style-name="P15"/>
      <text:p text:style-name="P15">K vytvoření neuronové sítě jsou potřeba další dva podprogramy, <text:span text:style-name="T9">které ale stačí rozběhnout jednou – nepotřebujeme ke spuštění konečného programu.</text:span> Create_dataset.py <text:span text:style-name="T9">je </text:span>na vytvoření vhodného datasetu ze stažených partií a policy_network.py na vytrénování neuronové sítě. </text:p>
      <text:p text:style-name="P15">Konečné řešení se spouští ze souboru pygame_interface.py. Je možné hrát partii I pouze v konzoli rovnou ze souboru game_rules.py, ale jednotlivé tahy musíme zadávat textově.</text:p>
      <text:p text:style-name="P11"/>
      <text:p text:style-name="P15">Alternativní řešení</text:p>
      <text:p text:style-name="P15"><text:soft-page-break/>Namísto MCTS by bylo možné použít upravený Minimax, který by bral v potaz pouze prvních X tahů navrhovaných policy funkcí. Tím by algoritmus nemusel procházet všech 225 tahů, ale pouze jejich zlomek. Při testování jsem ale narazil na problém, kdy policy funkce občas <text:span text:style-name="T8">určuje příliš nízkou pravděpodbnost vynuceným tahům. Například pokud má soupeř někde řadu 4 kamenů, musíme ji zablokovat, protože jinak další tah prohrajeme. Tím pádem algoritmus ihned prohraje, protože hrozbu prohry vůbec nezařadí do propočtu. Tento problém nastává hlavně u nestandartních situací – například při vytvoření řady v rohu desky. Je to způsobené tím, že policy funkce byla trénována na počítačových partiích, kde nikdy žádná řada v rohu nevznikla, takže algoritmus neví jak na danou situaci reagovat. Abychom dostali “chytřejší” policy funkci, museli bychom rozšířit dataset o více nestandartních pozic.</text:span></text:p>
      <text:p text:style-name="P15"/>
      <text:p text:style-name="P16">Závěrečný povzdech</text:p>
      <text:p text:style-name="P16"/>
      <text:p text:style-name="P16"/>
      <text:p text:style-name="P16"/>
      <text:p text:style-name="P16"/>
      <text:p text:style-name="P9"/>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SFMono-Regular" svg:font-family="SFMono-Regular, Consolas, 'Liberation Mono', Menl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4T00:34:53.484184570</meta:creation-date>
    <meta:editing-duration>PT11M18S</meta:editing-duration>
    <meta:editing-cycles>5</meta:editing-cycles>
    <meta:generator>LibreOffice/7.0.4.2$Linux_X86_64 LibreOffice_project/00$Build-2</meta:generator>
    <dc:date>2021-03-25T01:07:33.664569982</dc:date>
    <meta:document-statistic meta:table-count="0" meta:image-count="0" meta:object-count="0" meta:page-count="4" meta:paragraph-count="35" meta:word-count="1343" meta:character-count="9037" meta:non-whitespace-character-count="7710"/>
  </office:meta>
</office:document-meta>
</file>